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7DA2B5FE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Numbering_20_123"/>
    <style:style style:name="P2" style:family="paragraph">
      <loext:graphic-properties draw:fill="none"/>
    </style:style>
    <style:style style:name="P3" style:family="paragraph" style:parent-style-name="Text_20_body" style:list-style-name="Numbering_20_123">
      <style:paragraph-properties fo:text-align="center" style:justify-single-word="false"/>
    </style:style>
    <style:style style:name="P4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6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7" style:family="paragraph" style:parent-style-name="Text_20_body">
      <style:paragraph-properties fo:text-align="center" style:justify-single-word="fals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-start text:name="-n8h0lc_9"/>Writerside can generate a PDF from your documentation sources. The PDF will contain a table of contents with the page numbers and an optional cover page. It can also have some custom text in the header and footer of every page.<text:bookmark-end text:name="-n8h0lc_9"/></text:p>
      <text:p text:style-name="Horizontal_20_Line"/>
      <text:list text:style-name="Numbering_20_123">
        <text:list-item>
          <text:p text:style-name="P1">In the Writerside tool window, click <draw:frame text:anchor-type="as-char" draw:z-index="0" draw:name="Shape1" draw:style-name="gr1" draw:text-style-name="P2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7DA2B5FE.png" xlink:type="simple" xlink:show="embed" xlink:actuate="onLoad" draw:mime-type="image/png"/></draw:frame>Export To and then select PDF. </text:p>
          <text:p text:style-name="P3"><draw:frame text:anchor-type="as-char" draw:z-index="1" draw:name="Shape2" draw:style-name="gr1" draw:text-style-name="P2" svg:width="159.99mm" svg:height="43.13mm"><draw:image><text:p/></draw:image></draw:frame></text:p>
        </text:list-item>
        <text:list-item>
          <text:p text:style-name="P1"><text:bookmark-start text:name="-n8h0lc_18"/>In the Edit Configurations Settings dialog, you can change the following settings:<text:bookmark-end text:name="-n8h0lc_18"/></text:p>
          <text:p text:style-name="P4">Name</text:p>
          <text:p text:style-name="P5">Specify a meaningful name to differentiate between several configurations if you have more than one.</text:p>
          <text:p text:style-name="P6"/>
          <text:p text:style-name="P4">Instance</text:p>
          <text:p text:style-name="P5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6"/>
          <text:p text:style-name="P4">Save to</text:p>
          <text:p text:style-name="P5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6"/>
          <text:p text:style-name="P4">Keymap</text:p>
          <text:p text:style-name="P5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6"/>
          <text:p text:style-name="P4">Orientation</text:p>
          <text:p text:style-name="P5">Select between Portrait and Landscape page orientation.</text:p>
          <text:p text:style-name="P6"/>
          <text:p text:style-name="P4">Cover page</text:p>
          <text:p text:style-name="P5">Add a cover page to the PDF output. Without it, the PDF will start with the table of contents as the first page. On the cover page, you can add a title, logo image, description, and a copyright.</text:p>
          <text:p text:style-name="P6"/>
          <text:p text:style-name="P4">Header</text:p>
          <text:p text:style-name="P5"><text:soft-page-break/>Specify the text that will be used in the header of every page.</text:p>
          <text:p text:style-name="P6"/>
          <text:p text:style-name="P4">Footer</text:p>
          <text:p text:style-name="P5">Specify the text that will be used in the footer of every page.</text:p>
          <text:p text:style-name="P6"/>
          <text:p text:style-name="P3"><draw:frame text:anchor-type="as-char" draw:z-index="2" draw:name="Shape3" draw:style-name="gr1" draw:text-style-name="P2" svg:width="159.99mm" svg:height="148.67mm"><draw:image><text:p/></draw:image></draw:frame></text:p>
        </text:list-item>
        <text:list-item>
          <text:p text:style-name="P1">Click Run to start this run configuration.</text:p>
        </text:list-item>
        <text:list-item>
          <text:p text:style-name="P1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-start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text:bookmark-end text:name="-n8h0lc_4"/></text:p>
      <text:p text:style-name="Text_20_body"><text:bookmark-start text:name="-n8h0lc_5"/>Run them from the configurations widget in the main toolbar:<text:bookmark-end text:name="-n8h0lc_5"/></text:p>
      <text:p text:style-name="P7"><text:soft-page-break/><draw:frame text:anchor-type="as-char" draw:z-index="3" draw:name="Shape4" draw:style-name="gr1" draw:text-style-name="P2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1">Click Edit Configurations in the main toolbar widget or select Run | Edit Configurations from the main menu.</text:p>
        </text:list-item>
        <text:list-item>
          <text:p text:style-name="P1">In the Run/Debug Configurations dialog, click <draw:frame text:anchor-type="as-char" draw:z-index="4" draw:name="Shape5" draw:style-name="gr1" draw:text-style-name="P2" svg:width="6.75mm" svg:height="6.75mm"><draw:image><text:p/></draw:image></draw:frame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5-02-17T19:29:58.124211696</dc:date>
    <meta:editing-duration>PT10H57M52S</meta:editing-duration>
    <meta:editing-cycles>103</meta:editing-cycles>
    <meta:generator>LibreOffice/24.8.4.2$Linux_X86_64 LibreOffice_project/480$Build-2</meta:generator>
    <meta:document-statistic meta:table-count="0" meta:image-count="0" meta:object-count="0" meta:page-count="3" meta:paragraph-count="31" meta:word-count="339" meta:character-count="1948" meta:non-whitespace-character-count="1642"/>
  </office:meta>
</office:document-meta>
</file>